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
      <text:p text:style-name="Text_20_body">The Israelites marched through the sea on dry ground with a wall of water on either side of them.</text:p>
      <text:h text:style-name="Heading_20_9" text:outline-level="9">12-09</text:h>
      <text:p text:style-name="First_20_paragraph"/>
      <text:p text:style-name="Text_20_body">Then the Egyptians saw that the Israelites were escaping. The Egyptians started chasing after them again.</text:p>
      <text:h text:style-name="Heading_20_9" text:outline-level="9">12-10</text:h>
      <text:p text:style-name="First_20_paragraph"/>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
      <text:p text:style-name="Text_20_body">When the Israelites saw that the Egyptians were dead, they trusted in God. They believed that Moses was a prophet of God.</text:p>
      <text:h text:style-name="Heading_20_9" text:outline-level="9">12-13</text:h>
      <text:p text:style-name="First_20_paragraph"/>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13Z</meta:creation-date>
    <dc:date>2023-05-24T11:33:13Z</dc:date>
  </office:meta>
</office:document-meta>
</file>